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style:writing-mode="lr-tb"/>
    </style:style>
    <style:style style:name="P5" style:family="paragraph" style:parent-style-name="Text_20_body" style:list-style-name="L3">
      <style:paragraph-properties style:writing-mode="lr-tb"/>
    </style:style>
    <style:style style:name="T1"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lementing a mahjong system</text:h>
      <text:p text:style-name="Standard"/>
      <text:h text:style-name="Heading_20_2" text:outline-level="2">the basis</text:h>
      <text:p text:style-name="Text_20_body">The game is played with 144 tiles, consisting of four times:</text:p>
      <text:list xml:id="list30462864" text:style-name="L1">
        <text:list-item>
          <text:p text:style-name="P2">numerals 1 through 9 of the “suit” 'bamboo'</text:p>
        </text:list-item>
        <text:list-item>
          <text:p text:style-name="P2">numerals 1 through 9 of the “suit” 'characters'</text:p>
        </text:list-item>
        <text:list-item>
          <text:p text:style-name="P2">numerals 1 through 9 of the “suit” 'dots', 'circles' or 'balls'</text:p>
        </text:list-item>
        <text:list-item>
          <text:p text:style-name="P2">'winds': east, south, west, and north</text:p>
        </text:list-item>
        <text:list-item>
          <text:p text:style-name="P2">'dragons': white, red, and green</text:p>
        </text:list-item>
      </text:list>
      <text:p text:style-name="Text_20_body"/>
      <text:p text:style-name="Text_20_body">In addition there are eight bonus tiles:</text:p>
      <text:list xml:id="list30464314" text:style-name="L2">
        <text:list-item>
          <text:p text:style-name="P3">'flowers' 1 through 4</text:p>
        </text:list-item>
        <text:list-item>
          <text:p text:style-name="P3">'seasons' 1 through 4</text:p>
        </text:list-item>
      </text:list>
      <text:p text:style-name="Text_20_body"/>
      <text:p text:style-name="Text_20_body">These tiles are shuffled and arranged in a way that allows the identification of “play tiles” (which may be drawn during play) and “dead tiles” (which may only be drawn to compensate for lost tiles due to drawn bonus tiles, or playing 'kongs')</text:p>
      <text:h text:style-name="Heading_20_3" text:outline-level="3">Play</text:h>
      <text:p text:style-name="P1">There are four players, each dealt (typically) 13 tiles, the faces of which are kept concealed from the other players.</text:p>
      <text:p text:style-name="P1">The objective is for a player to form a winning tile pattern (consisting of -typically- 14 tiles). In a player's turn the player may draw a tile from the left-over collection of tiles, and see if this tile combines with the tiles they already had as a winning pattern. If this is the case, the player has won a “hand”.</text:p>
      <text:p text:style-name="P1">If the result is not a winning pattern, the player must discard a tile from their hand.</text:p>
      <text:p text:style-name="P1">Note that instead of drawing a tile, a player may also “claim” the most recent discard, if this lets them form either: 1) a triplet (claimable from any player's discard), or 2) a quartet (claimable from any player's discard) or 3) a set of three consecutive numeral tiles (claimable only from the neighbour that precedes the player in terms of play turn).</text:p>
      <text:p text:style-name="P1">A pattern that is formed by claiming a tile must be placed face up on the table so that everyone can see what was formed, and these tiles may no longer be used (save the triplet, which may be extended to form a quartet if the player is lucky enough to draw, not claim, the fourth tile. This will lead to a one tile defficiency for that player, which is compensated for by letting them draw an additional tile from the “dead tiles”)</text:p>
      <text:p text:style-name="P1"/>
      <text:h text:style-name="Heading_20_3" text:outline-level="3"><text:soft-page-break/>The sequence of play</text:h>
      <text:p text:style-name="Text_20_body"/>
      <text:list xml:id="list30466993" text:style-name="L3">
        <text:list-item>
          <text:p text:style-name="P5">if no discard: player draws a tile</text:p>
          <text:list>
            <text:list-item>
              <text:p text:style-name="P5">if player has won: the hand is over</text:p>
            </text:list-item>
            <text:list-item>
              <text:p text:style-name="P5">if player has not won: player discards a tile</text:p>
            </text:list-item>
          </text:list>
        </text:list-item>
      </text:list>
      <text:p text:style-name="P1"/>
      <text:list xml:id="list32357593" text:continue-numbering="true" text:style-name="L3">
        <text:list-item>
          <text:p text:style-name="P5">if someone discarded a tile</text:p>
          <text:list>
            <text:list-item>
              <text:p text:style-name="P5">player either draws a tile,</text:p>
              <text:list>
                <text:list-item>
                  <text:p text:style-name="P5">(same as above)</text:p>
                </text:list-item>
              </text:list>
            </text:list-item>
            <text:list-item>
              <text:p text:style-name="P5">or player may claims the discard</text:p>
              <text:list>
                <text:list-item>
                  <text:p text:style-name="P5">if discard leads to winning pattern, player wins and hand is over</text:p>
                </text:list-item>
                <text:list-item>
                  <text:p text:style-name="P5">if discard does not lead to a winning pattern, and:</text:p>
                  <text:list>
                    <text:list-item>
                      <text:p text:style-name="P5">player holds a pair of the discarded tile: player may claim the tile to form a triplet</text:p>
                    </text:list-item>
                    <text:list-item>
                      <text:p text:style-name="P5">player holds a triplet of the discarded tile: player may claim the tile to either play a triplet (keeping one tile concealed) or play a quartet (placing all tiles on the table)</text:p>
                    </text:list-item>
                    <text:list-item>
                      <text:p text:style-name="P5">player is the next player up, and holds two consecutive numerals, the three-number sequence they can be part of being either started or finished by the discarded tile: player may claim the tile and place the sequence of three numerals on the table.</text:p>
                    </text:list-item>
                    <text:list-item>
                      <text:p text:style-name="P5">The player then discards a tile</text:p>
                    </text:list-item>
                  </text:list>
                </text:list-item>
              </text:list>
            </text:list-item>
          </text:list>
        </text:list-item>
        <text:list-item>
          <text:p text:style-name="P5">if no more tiles are available at the time that a player may draw a tile, and wishes to do so, the hand ends in a draw, and is replayed.</text:p>
        </text:list-item>
      </text:list>
      <text:p text:style-name="P1"/>
      <text:h text:style-name="Heading_20_2" text:outline-level="2">Winning patterns</text:h>
      <text:p text:style-name="Text_20_body">The standard winning pattern consists of four “sets” (sequence of three, triplet or quartet) and a “pair” (two identical tiles). In addition to this general pattern there may be special patterns that cannot be characterised in this fashion, but count as a win regardless. The patterns typically have special names based on the tiles in them (such as the “thirdteen orphans” pattern, which consists of one of every wind, dragon, numeral one and numeral nine tile, with one more tile form that set to create a 14 tile pattern).</text:p>
      <text:p text:style-name="Text_20_body"/>
      <text:h text:style-name="Heading_20_2" text:outline-level="2">Particularities</text:h>
      <text:p text:style-name="Text_20_body">The outlined information covers the basic game, but there are particularities that make no computational difference, but matter to human players. For instance, the placement of tiles at the start of the game is usually as four rows of 36 tiles, stacked two high to form four 18 tile long rows, arranged in a nested square. This arrangement is then broken open somewhere based on dice rolls, and players are dealt four tiles each, then another four tiles each, then another four tiles each, then one each (rather than just 13 tiles to each player in one go). Rather than considering the first play tile drawn, it is <text:soft-page-break/>considered “dealt” as a 14<text:span text:style-name="T1">th</text:span> tile to the first player.</text:p>
      <text:p text:style-name="Text_20_body">In terms of tile probabilities, all of this is utterly irrelevant to modeling the actual game.</text:p>
      <text:p text:style-name="Text_20_body"/>
      <text:p text:style-name="P1">The game is played over at least 16 hands, structured in four sets of (at least) 4 hands: <text:s/>play is based on “winds”, with each player playing as a “wind direction”. The player who is “east” starts play of a hand, and when a hand is won by someone who is not east, the wind assignment is shifted one position, so that in the next hand, the next player is east. This is done four times, with the first four hands being played with the “wind of the round” being east, then four hands with the game wind being south, then four with west, then four with north. Barring draws and repeat wins by the player who is east, this leads to 16 hands being played, with every player having played as east, south, west and north four times.</text:p>
      <text:p text:style-name="P1">Typically, tile patterns involving the wind of the round or one's own wind earns a player more points, making this concept highly relevant to any algorithm that is designed with the intention of engaging human players.</text:p>
      <text:p text:style-name="P1"/>
      <text:h text:style-name="Heading_20_2" text:outline-level="2">Pattern computations</text:h>
      <text:p text:style-name="Text_20_body">Because there are so many possible play patterns, these are modeled as finite state automatons (FSA), and parsed by a relatively straight forward parser. Both play patterns and score computation is done based on FSAs.</text:p>
      <text:p text:style-name="Text_20_body"/>
      <text:h text:style-name="Heading_20_2" text:outline-level="2">Strategy computation</text:h>
      <text:p text:style-name="Text_20_body">Play strategy is a trade-off between the “distance” of the current hand to a winning pattern, and the payoff that winning pattern has. Pattern distances are themselves a mixed value, consisting of how many tiles must be replaced to compose a winning pattern, and what the probabilities are for getting the required tiles. </text:p>
      <text:h text:style-name="Heading_20_2" text:outline-level="2">Probabilities</text:h>
      <text:p text:style-name="Text_20_body">Tile probabilities are easy to compute rigorously, but inferred probability plays a large part in this game. If three players are constantly discarding characters and bamboo tiles, then the chance of getting a tile from the dots suit is, reasonably, lower than if the discards followed a more random pattern.</text:p>
      <text:p text:style-name="Text_20_body"><text:s/>Determining probabilities is something that allows the play algorithm(s) to learn part of their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iel Kamermans</meta:initial-creator>
    <meta:creation-date>2010-01-06T16:41:03.53</meta:creation-date>
    <dc:date>2010-01-07T12:25:57.61</dc:date>
    <dc:creator>Michiel Kamermans</dc:creator>
    <meta:editing-duration>PT02H08M06S</meta:editing-duration>
    <meta:editing-cycles>4</meta:editing-cycles>
    <meta:generator>OpenOffice.org/3.0$Win32 OpenOffice.org_project/300m15$Build-9379</meta:generator>
    <meta:document-statistic meta:table-count="0" meta:image-count="0" meta:object-count="0" meta:page-count="3" meta:paragraph-count="47" meta:word-count="1200" meta:character-count="6582"/>
    <meta:user-defined meta:name="Info 1"/>
    <meta:user-defined meta:name="Info 2"/>
    <meta:user-defined meta:name="Info 3"/>
    <meta:user-defined meta:name="Info 4"/>
  </office:meta>
</office:document-meta>
</file>